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72.79pt"/>
    </style:style>
    <style:style style:name="co4" style:family="table-column">
      <style:table-column-properties fo:break-before="auto" style:column-width="164.64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so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mike.mccormack\Syncthing\Aglets\Kicad\Zebras\Console-Card2\Console.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table:style-name="ce2" office:value-type="string" calcext:value-type="string">
            <text:p>7/3/2019 2:56:28 P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5.1.2)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bin\scripting\plugins/bom_csv_grouped_by_value_with_fp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2">
          <table:table-cell table:style-name="ce1" office:value-type="string" calcext:value-type="string">
            <text:p>C2, C18, C15, C3, C6, C10, C17, C12, C16, C14, C1, C7, C9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glet_Footprints:c_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, C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glet_Footprints:c_1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, C20, C13, C8, C19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glet_Footprints:c_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L</text:p>
          </table:table-cell>
          <table:table-cell office:value-type="string" calcext:value-type="string">
            <text:p>DIODESCH</text:p>
          </table:table-cell>
          <table:table-cell office:value-type="string" calcext:value-type="string">
            <text:p>Aglet_Footprints:D_SOD-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MICROB</text:p>
          </table:table-cell>
          <table:table-cell office:value-type="string" calcext:value-type="string">
            <text:p>Aglet_Footprints:Micro_usb_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5</text:p>
          </table:table-cell>
          <table:table-cell office:value-type="string" calcext:value-type="string">
            <text:p>Aglet_Footprints:HEADER_1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, P4, P5, P1, P2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ONN_2x10</text:p>
          </table:table-cell>
          <table:table-cell office:value-type="string" calcext:value-type="string">
            <text:p>Aglet_Footprints:CONN_2_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1, PS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PS1</text:p>
          </table:table-cell>
          <table:table-cell office:value-type="string" calcext:value-type="string">
            <text:p>Aglet_Footprints:PS1-Ct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glet_Footprints:JUMPER-SH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glet_Footprints:r_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, R3, R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glet_Footprints:JUMPER-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, R6, 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glet_Footprints:r_0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C-DC-5SIP</text:p>
          </table:table-cell>
          <table:table-cell office:value-type="string" calcext:value-type="string">
            <text:p>Aglet_Footprints:DC-Custom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Y8C54LP</text:p>
          </table:table-cell>
          <table:table-cell office:value-type="string" calcext:value-type="string">
            <text:p>Aglet_Footprints:QFP_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3T14:57:51.747000000</dc:date>
    <meta:editing-duration>PT1M</meta:editing-duration>
    <meta:editing-cycles>1</meta:editing-cycles>
    <meta:document-statistic meta:table-count="1" meta:cell-count="87" meta:object-count="0"/>
    <meta:generator>LibreOffice/6.2.1.2$Windows_X86_64 LibreOffice_project/7bcb35dc3024a62dea0caee87020152d1ee96e71</meta:generator>
  </office:meta>
</office:document-meta>
</file>